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oix des machines </text:p>
      <text:p text:style-name="Standard"/>
      <text:p text:style-name="Standard"><text:tab/>Nous avons choisit d'utiliser une configuration minimale pour tester Ceph. Comme dit précédemment, Ceph a besoin de 3 types de nœuds différents. Nous avons donc choisit 3 machines pour 4 noeuds : 2 OSDs (un unique OSD n'aurait pas eut d'intérêt) sur 2 machines différentes. Le moniteur a été installé sur une des deux machines précédentes. Ce procédé ne pose pas de problème surtout que le monitoring ne demande pas beaucoup de ressources. Il reste le métadonnée. Celui-ci a été installé sur la 3ième machine. Nous avons choisit de réserver notre ordinateur le plus puissant au MDS. En effet celui-ci peut s'avérer très gourmand dans le cas d'une forte activité. Nous avons aussi fait ce choix en raison de praticité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7T03:02:15</meta:creation-date>
    <dc:date>2014-02-17T03:14:39</dc:date>
    <meta:editing-duration>PT2M27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2" meta:word-count="123" meta:character-count="737" meta:non-whitespace-character-count="614"/>
  </office:meta>
</office:document-meta>
</file>